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44in" fo:break-before="auto" style:use-optimal-row-height="false"/>
    </style:style>
    <style:style style:name="ro8" style:family="table-row">
      <style:table-row-properties style:row-height="0.3799in" fo:break-before="auto" style:use-optimal-row-height="false"/>
    </style:style>
    <style:style style:name="ro9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0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1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2" style:family="table-cell" style:parent-style-name="Default">
      <style:text-properties style:font-name="Verdana" fo:font-size="12pt" fo:font-weight="bold"/>
    </style:style>
    <style:style style:name="ce23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24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5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6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ource Distribution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23" office:value-type="date" office:date-value="2007-04-09" table:number-columns-spanned="2" table:number-rows-spanned="1">
            <text:p>04/09/07</text:p>
          </table:table-cell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26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21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6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 office:value-type="string">
              <text:p>P</text:p>
            </table:table-cell>
            <table:table-cell table:style-name="ce24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8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4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 office:value-type="string">
              <text:p>P</text:p>
            </table:table-cell>
            <table:table-cell table:style-name="ce24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 office:value-type="string">
              <text:p>P</text:p>
            </table:table-cell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office:value-type="string">
              <text:p>P</text:p>
            </table:table-cell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22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4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4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9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9"/>
            <table:table-cell table:style-name="ce24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5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09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9-05T09:23:20</dc:date>
    <meta:print-date>2006-12-19T10:17:40</meta:print-date>
    <dc:language>en-US</dc:language>
    <meta:editing-cycles>65</meta:editing-cycles>
    <meta:editing-duration>PT12H38M21S</meta:editing-duration>
    <meta:user-defined meta:name="Info 1"/>
    <meta:user-defined meta:name="Info 2"/>
    <meta:user-defined meta:name="Info 3"/>
    <meta:user-defined meta:name="Info 4"/>
    <meta:document-statistic meta:table-count="1" meta:cell-count="238"/>
  </office:meta>
</office:document-meta>
</file>